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ext-properties fo:color="#ff9900"/>
    </style:style>
    <style:style style:name="ce38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  <style:map style:condition="cell-content()&gt;[$PinCellsM_2.$O$1]" style:apply-style-name="Default" style:base-cell-address="PinCellsM_2.O1"/>
      <style:map style:condition="cell-content()&lt;0" style:apply-style-name="Default" style:base-cell-address="PinCellsM_2.O1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0" style:family="table-cell" style:parent-style-name="Default" style:data-style-name="N123"/>
    <style:style style:name="ce41" style:family="table-cell" style:parent-style-name="Default" style:data-style-name="N123">
      <style:text-properties fo:color="#cc0000"/>
    </style:style>
    <style:style style:name="ce42" style:family="table-cell" style:parent-style-name="Default" style:data-style-name="N123">
      <style:text-properties fo:color="#cc00cc"/>
    </style:style>
    <style:style style:name="ce43" style:family="table-cell" style:parent-style-name="Default" style:data-style-name="N123">
      <style:text-properties fo:color="#0000cc"/>
    </style:style>
    <style:style style:name="ce4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fo:border-left="none" fo:border-right="0.06pt solid #000000" fo:border-top="none"/>
      <style:text-properties fo:color="#cc0000"/>
    </style:style>
    <style:style style:name="ce4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9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50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51" style:family="table-cell" style:parent-style-name="Default" style:data-style-name="N123">
      <style:table-cell-properties fo:border="none"/>
    </style:style>
    <style:style style:name="ce52" style:family="table-cell" style:parent-style-name="Default" style:data-style-name="N123">
      <style:text-properties fo:color="#996600"/>
    </style:style>
    <style:style style:name="ce53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color="#007826"/>
    </style:style>
    <style:style style:name="ce55" style:family="table-cell" style:parent-style-name="Default" style:data-style-name="N123">
      <style:text-properties fo:color="#ff9900"/>
    </style:style>
    <style:style style:name="ce56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  <style:map style:condition="cell-content()&gt;[$PinCellsM.$O$1]" style:apply-style-name="Default" style:base-cell-address="PinCellsM.O1"/>
      <style:map style:condition="cell-content()&lt;0" style:apply-style-name="Default" style:base-cell-address="PinCellsM.O1"/>
    </style:style>
    <style:style style:name="ce57" style:family="table-cell" style:parent-style-name="Default" style:data-style-name="N123">
      <style:table-cell-properties fo:border-bottom="none" fo:border-left="none" fo:border-right="0.06pt solid #000000" fo:border-top="none"/>
      <style:text-properties fo:color="#996600"/>
    </style:style>
    <style:style style:name="ce58" style:family="table-cell" style:parent-style-name="Default" style:data-style-name="N123">
      <style:table-cell-properties fo:border-bottom="none" fo:border-left="none" fo:border-right="0.06pt solid #000000" fo:border-top="none"/>
      <style:text-properties fo:color="#007826"/>
    </style:style>
    <style:style style:name="ce59" style:family="table-cell" style:parent-style-name="Default" style:data-style-name="N123">
      <style:table-cell-properties fo:border-bottom="none" fo:border-left="none" fo:border-right="0.06pt solid #000000" fo:border-top="none"/>
      <style:text-properties fo:color="#ff9900"/>
    </style:style>
    <style:style style:name="ce60" style:family="table-cell" style:parent-style-name="Default">
      <style:text-properties fo:color="#009933"/>
    </style:style>
    <style:style style:name="ce61" style:family="table-cell" style:parent-style-name="Default">
      <style:text-properties fo:color="#cc9900"/>
    </style:style>
    <style:style style:name="ce62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122">
      <style:table-cell-properties fo:background-color="#66ff99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99"/>
      <style:text-properties fo:font-weight="bold" style:font-weight-asian="bold" style:font-weight-complex="bold"/>
      <style:map style:condition="cell-content()&gt;[$PinCellsM.$O$1]" style:apply-style-name="Default" style:base-cell-address="PinSerp.O1"/>
      <style:map style:condition="cell-content()&lt;0" style:apply-style-name="Default" style:base-cell-address="PinSerp.O1"/>
    </style:style>
    <style:style style:name="ce7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_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_2.B2]-[PinCellsM_2.H6])" office:value-type="float" office:value="1.187038" calcext:value-type="float">
            <text:p>1.187038</text:p>
          </table:table-cell>
          <table:table-cell table:style-name="ce31" table:formula="of:=[PinCellsM_2.C2]+[PinCellsM_2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5]-[PinCellsM_2.N6])" office:value-type="float" office:value="1.171722" calcext:value-type="float">
            <text:p>1.171722</text:p>
          </table:table-cell>
          <table:table-cell table:style-name="ce38" table:formula="of:=[PinCellsM_2.C5]+[PinCellsM_2.O6]" office:value-type="float" office:value="0.000072" calcext:value-type="float">
            <text:p>0.00007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3]-[PinCellsM_2.H14])" office:value-type="float" office:value="0.000775999999999888" calcext:value-type="float">
            <text:p>0.000776</text:p>
          </table:table-cell>
          <table:table-cell table:style-name="ce31" table:formula="of:=[PinCellsM_2.C3]+[PinCellsM_2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6]-[PinCellsM_2.N14])" office:value-type="float" office:value="0.000666999999999973" calcext:value-type="float">
            <text:p>0.000667</text:p>
          </table:table-cell>
          <table:table-cell table:style-name="ce31" table:formula="of:=[PinCellsM_2.C6]+[PinCellsM_2.O14]" office:value-type="float" office:value="0.000321" calcext:value-type="float">
            <text:p>0.00032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88" calcext:value-type="float">
            <text:p>1.16288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63" calcext:value-type="float">
            <text:p>1.18463</text:p>
          </table:table-cell>
          <table:table-cell office:value-type="float" office:value="0.00036" calcext:value-type="float">
            <text:p>0.00036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76" calcext:value-type="float">
            <text:p>1.16276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52" calcext:value-type="float">
            <text:p>1.16352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s(a,b) = c_O_in_UO2</text:p>
          </table:table-cell>
          <table:table-cell table:number-columns-repeated="3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74" calcext:value-type="float">
            <text:p>1.18474</text:p>
          </table:table-cell>
          <table:table-cell table:style-name="ce17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327" calcext:value-type="float">
            <text:p>1.16327</text:p>
          </table:table-cell>
          <table:table-cell table:style-name="ce20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4]-[PinCellsM_2.H22])" office:value-type="float" office:value="0.000798999999999772" calcext:value-type="float">
            <text:p>0.000799</text:p>
          </table:table-cell>
          <table:table-cell table:style-name="ce31" table:formula="of:=[PinCellsM_2.C4]+[PinCellsM_2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7]-[PinCellsM_2.N22])" office:value-type="float" office:value="0.000750999999999946" calcext:value-type="float">
            <text:p>0.000751</text:p>
          </table:table-cell>
          <table:table-cell table:style-name="ce31" table:formula="of:=[PinCellsM_2.C7]+[PinCellsM_2.O22]" office:value-type="float" office:value="0.000286" calcext:value-type="float">
            <text:p>0.00028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0.00041" calcext:value-type="float">
            <text:p>0.00041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35" calcext:value-type="float">
            <text:p>1.18135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94" calcext:value-type="float">
            <text:p>0.77094</text:p>
          </table:table-cell>
          <table:table-cell table:style-name="ce39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_2.O1:PinCellsM_2.O1">
            <calcext:condition calcext:apply-style-name="Default" calcext:value="&gt;[$PinCellsM_2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CellsM" table:style-name="ta1">
        <table:table-column table:style-name="co1" table:number-columns-repeated="7" table:default-cell-style-name="Default"/>
        <table:table-column table:style-name="co1" table:default-cell-style-name="ce40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44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.B2]-[PinCellsM.H6])" office:value-type="float" office:value="0.00208800000000009" calcext:value-type="float">
            <text:p>0.002088</text:p>
          </table:table-cell>
          <table:table-cell table:style-name="ce31" table:formula="of:=[PinCellsM.C2]+[PinCellsM.I3]" office:value-type="float" office:value="0.000354" calcext:value-type="float">
            <text:p>0.0003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5]-[PinCellsM.N6])" office:value-type="float" office:value="0.000331999999999999" calcext:value-type="float">
            <text:p>0.000332</text:p>
          </table:table-cell>
          <table:table-cell table:style-name="ce56" table:formula="of:=[PinCellsM.C5]+[PinCellsM.O6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51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1.18495" calcext:value-type="float">
            <text:p>1.18495</text:p>
          </table:table-cell>
          <table:table-cell table:style-name="ce45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2" office:value-type="float" office:value="1.17139" calcext:value-type="float">
            <text:p>1.17139</text:p>
          </table:table-cell>
          <table:table-cell table:style-name="ce57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3]-[PinCellsM.H14])" office:value-type="float" office:value="0.000566000000000066" calcext:value-type="float">
            <text:p>0.000566</text:p>
          </table:table-cell>
          <table:table-cell table:style-name="ce31" table:formula="of:=[PinCellsM.C3]+[PinCellsM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9" office:value-type="string" calcext:value-type="string">
            <text:p>Δkeff=</text:p>
          </table:table-cell>
          <table:table-cell table:style-name="ce53" table:formula="of:=ABS([PinCellsM.B6]-[PinCellsM.N14])" office:value-type="float" office:value="0.000223000000000084" calcext:value-type="float">
            <text:p>0.000223</text:p>
          </table:table-cell>
          <table:table-cell table:style-name="ce53" table:formula="of:=[PinCellsM.C6]+[PinCellsM.O14]" office:value-type="float" office:value="0.000331" calcext:value-type="float">
            <text:p>0.00033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03" calcext:value-type="float">
            <text:p>1.16203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25" calcext:value-type="float">
            <text:p>1.16225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5" calcext:value-type="float">
            <text:p>1.16250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2" office:value-type="float" office:value="1.18495" calcext:value-type="float">
            <text:p>1.18495</text:p>
          </table:table-cell>
          <table:table-cell table:style-name="ce46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6238" calcext:value-type="float">
            <text:p>1.16238</text:p>
          </table:table-cell>
          <table:table-cell table:style-name="ce58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4]-[PinCellsM.H22])" office:value-type="float" office:value="0.000598999999999794" calcext:value-type="float">
            <text:p>0.000599</text:p>
          </table:table-cell>
          <table:table-cell table:style-name="ce31" table:formula="of:=[PinCellsM.C4]+[PinCellsM.I22]" office:value-type="float" office:value="0.000318" calcext:value-type="float">
            <text:p>0.00031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7]-[PinCellsM.N22])" office:value-type="float" office:value="0.00027099999999991" calcext:value-type="float">
            <text:p>0.000271</text:p>
          </table:table-cell>
          <table:table-cell table:style-name="ce50" table:formula="of:=[PinCellsM.C7]+[PinCellsM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0</text:p>
          </table:table-cell>
          <table:table-cell office:value-type="float" office:value="0.00035" calcext:value-type="float">
            <text:p>0.00035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2" calcext:value-type="float">
            <text:p>0.7714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36" calcext:value-type="float">
            <text:p>0.77136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6" calcext:value-type="float">
            <text:p>0.77146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3" office:value-type="float" office:value="1.18155" calcext:value-type="float">
            <text:p>1.18155</text:p>
          </table:table-cell>
          <table:table-cell table:style-name="ce47" office:value-type="float" office:value="0.00025" calcext:value-type="float">
            <text:p>0.00025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0.77142" calcext:value-type="float">
            <text:p>0.77142</text:p>
          </table:table-cell>
          <table:table-cell table:style-name="ce5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$PinCellsM.$O$1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table table:name="LatticesM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2]-[LatticesM.H6])" office:value-type="float" office:value="1.182175" calcext:value-type="float">
            <text:p>1.182175</text:p>
          </table:table-cell>
          <table:table-cell table:style-name="ce64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LatticesM.N6]-[LatticesM.B7])" office:value-type="float" office:value="0.00107699999999999" calcext:value-type="float">
            <text:p>0.001077</text:p>
          </table:table-cell>
          <table:table-cell table:style-name="ce31" table:formula="of:=[LatticesM.C7]+[LatticesM.O6]" office:value-type="float" office:value="0.000224" calcext:value-type="float">
            <text:p>0.0002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LatticesM.T6]-[LatticesM.B13])" office:value-type="float" office:value="0.00125299999999995" calcext:value-type="float">
            <text:p>0.001253</text:p>
          </table:table-cell>
          <table:table-cell table:style-name="ce66" table:formula="of:=[LatticesM.U6]+[LatticesM.C13]" office:value-type="float" office:value="0.000285" calcext:value-type="float">
            <text:p>0.00028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23" table:formula="of:=[LatticesM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851" calcext:value-type="float">
            <text:p>1.0685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1872" calcext:value-type="float">
            <text:p>1.01872</text:p>
          </table:table-cell>
          <table:table-cell office:value-type="float" office:value="0.00032" calcext:value-type="float">
            <text:p>0.00032</text:p>
          </table:table-cell>
          <table:table-cell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838" calcext:value-type="float">
            <text:p>1.06838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89" calcext:value-type="float">
            <text:p>1.0189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1879" calcext:value-type="float">
            <text:p>1.01879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06855" calcext:value-type="float">
            <text:p>1.06855</text:p>
          </table:table-cell>
          <table:table-cell table:style-name="ce16" office:value-type="float" office:value="0.0002" calcext:value-type="float">
            <text:p>0.000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01881" calcext:value-type="float">
            <text:p>1.01881</text:p>
          </table:table-cell>
          <table:table-cell table:style-name="ce16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5" table:formula="of:=ABS([LatticesM.B3]-[LatticesM.H14])" office:value-type="float" office:value="0.000187999999999855" calcext:value-type="float">
            <text:p>0.000188</text:p>
          </table:table-cell>
          <table:table-cell table:style-name="ce65" table:formula="of:=[LatticesM.C3]+[LatticesM.I14]" office:value-type="float" office:value="0.000244" calcext:value-type="float">
            <text:p>0.00024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LatticesM.B8]-[LatticesM.N14])" office:value-type="float" office:value="0.00141799999999981" calcext:value-type="float">
            <text:p>0.001418</text:p>
          </table:table-cell>
          <table:table-cell table:style-name="ce31" table:formula="of:=[LatticesM.C8]+[LatticesM.O14]" office:value-type="float" office:value="0.000246" calcext:value-type="float">
            <text:p>0.00024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B14]-[LatticesM.T14])" office:value-type="float" office:value="1.018915" calcext:value-type="float">
            <text:p>1.018915</text:p>
          </table:table-cell>
          <table:table-cell table:style-name="ce67" table:formula="of:=[LatticesM.C14]+[LatticesM.U14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6" table:formula="of:=[LatticesM.A3]" office:value-type="string" office:string-value="2A_600" calcext:value-type="string">
            <text:p>2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27" calcext:value-type="float">
            <text:p>0.97427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25" calcext:value-type="float">
            <text:p>0.9742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052" calcext:value-type="float">
            <text:p>1.18052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063" calcext:value-type="float">
            <text:p>1.18063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0.9746" calcext:value-type="float">
            <text:p>0.9746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4]-[LatticesM.H22])" office:value-type="float" office:value="0.000750000000000028" calcext:value-type="float">
            <text:p>0.000750</text:p>
          </table:table-cell>
          <table:table-cell table:style-name="ce31" table:formula="of:=[LatticesM.C4]+[LatticesM.I22]" office:value-type="float" office:value="0.000254" calcext:value-type="float">
            <text:p>0.0002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9]-[LatticesM.N22])" office:value-type="float" office:value="0.847695" calcext:value-type="float">
            <text:p>0.847695</text:p>
          </table:table-cell>
          <table:table-cell table:style-name="ce64" table:formula="of:=[LatticesM.C9]+[LatticesM.O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B15]-[LatticesM.T22])" office:value-type="float" office:value="0.938796" calcext:value-type="float">
            <text:p>0.938796</text:p>
          </table:table-cell>
          <table:table-cell table:style-name="ce67" table:formula="of:=[LatticesM.C15]+[LatticesM.U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7" table:formula="of:=[LatticesM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28" calcext:value-type="float">
            <text:p>1.1822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18" calcext:value-type="float">
            <text:p>1.18218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9" calcext:value-type="float">
            <text:p>1.18279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261" calcext:value-type="float">
            <text:p>1.18261</text:p>
          </table:table-cell>
          <table:table-cell table:style-name="ce18" office:value-type="float" office:value="0.00023" calcext:value-type="float">
            <text:p>0.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50" table:formula="of:=ABS([LatticesM.B5]-[LatticesM.H30])" office:value-type="float" office:value="0.000291000000000041" calcext:value-type="float">
            <text:p>0.000291</text:p>
          </table:table-cell>
          <table:table-cell table:style-name="ce50" table:formula="of:=[LatticesM.C5]+[LatticesM.I30]" office:value-type="float" office:value="0.000213" calcext:value-type="float">
            <text:p>0.00021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0]-[LatticesM.N30])" office:value-type="float" office:value="0.788221" calcext:value-type="float">
            <text:p>0.788221</text:p>
          </table:table-cell>
          <table:table-cell table:style-name="ce64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LatticesM.B16]-[LatticesM.T30])" office:value-type="float" office:value="0.00223499999999988" calcext:value-type="float">
            <text:p>0.002235</text:p>
          </table:table-cell>
          <table:table-cell table:style-name="ce66" table:formula="of:=[LatticesM.C16]+[LatticesM.U30]" office:value-type="float" office:value="0.000235" calcext:value-type="float">
            <text:p>0.00023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M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315" calcext:value-type="float">
            <text:p>1.17315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0.8672" calcext:value-type="float">
            <text:p>0.8672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6709" calcext:value-type="float">
            <text:p>0.8670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6765" calcext:value-type="float">
            <text:p>0.86765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346" calcext:value-type="float">
            <text:p>1.17346</text:p>
          </table:table-cell>
          <table:table-cell table:style-name="ce19" office:value-type="float" office:value="0.00019" calcext:value-type="float">
            <text:p>0.0001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0.86738" calcext:value-type="float">
            <text:p>0.86738</text:p>
          </table:table-cell>
          <table:table-cell table:style-name="ce19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50" table:formula="of:=ABS([LatticesM.B6]-[LatticesM.H38])" office:value-type="float" office:value="0.000408999999999882" calcext:value-type="float">
            <text:p>0.000409</text:p>
          </table:table-cell>
          <table:table-cell table:style-name="ce50" table:formula="of:=[LatticesM.C6]+[LatticesM.I38]" office:value-type="float" office:value="0.000263" calcext:value-type="float">
            <text:p>0.0002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1]-[LatticesM.N38])" office:value-type="float" office:value="1.179916" calcext:value-type="float">
            <text:p>1.179916</text:p>
          </table:table-cell>
          <table:table-cell table:style-name="ce64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6]-[LatticesM.T38])" office:value-type="float" office:value="1.06855" calcext:value-type="float">
            <text:p>1.06855</text:p>
          </table:table-cell>
          <table:table-cell table:style-name="ce67" table:formula="of:=[LatticesM.O6]+[LatticesM.U38]" office:value-type="float" office:value="0.0002" calcext:value-type="float">
            <text:p>0.000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M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603" calcext:value-type="float">
            <text:p>1.16603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96" calcext:value-type="float">
            <text:p>1.16596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" calcext:value-type="float">
            <text:p>1.166</text:p>
          </table:table-cell>
          <table:table-cell table:style-name="ce20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19]-[LatticesM.H46])" office:value-type="float" office:value="1.17194" calcext:value-type="float">
            <text:p>1.171940</text:p>
          </table:table-cell>
          <table:table-cell table:style-name="ce31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2]-[LatticesM.N46])" office:value-type="float" office:value="0.975193" calcext:value-type="float">
            <text:p>0.975193</text:p>
          </table:table-cell>
          <table:table-cell table:style-name="ce64" table:formula="of:=[LatticesM.I7]+[LatticesM.O46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7]-[LatticesM.T46])" office:value-type="float" office:value="0" calcext:value-type="float">
            <text:p>0</text:p>
          </table:table-cell>
          <table:table-cell table:style-name="ce67" table:formula="of:=[LatticesM.O7]+[LatticesM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62" table:formula="of:=[.A19]" office:value-type="string" office:string-value="2Q" calcext:value-type="string">
            <text:p>2Q</text:p>
          </table:table-cell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M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M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</table:table>
      <table:table table:name="PinSerp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2]-[PinSerp.H6])" office:value-type="float" office:value="1.187038" calcext:value-type="float">
            <text:p>1.187038</text:p>
          </table:table-cell>
          <table:table-cell table:style-name="ce66" table:formula="of:=[PinSerp.C2]+[PinSerp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5]-[PinSerp.N6])" office:value-type="float" office:value="0.000048000000000048" calcext:value-type="float">
            <text:p>0.000048</text:p>
          </table:table-cell>
          <table:table-cell table:style-name="ce69" table:formula="of:=[PinSerp.C5]+[PinSerp.O6]" office:value-type="float" office:value="0.000332" calcext:value-type="float">
            <text:p>0.0003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79" calcext:value-type="float">
            <text:p>1.171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77" calcext:value-type="float">
            <text:p>1.17177</text:p>
          </table:table-cell>
          <table:table-cell table:style-name="ce19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3]-[PinSerp.H14])" office:value-type="float" office:value="0.00106600000000001" calcext:value-type="float">
            <text:p>0.001066</text:p>
          </table:table-cell>
          <table:table-cell table:style-name="ce66" table:formula="of:=[PinSerp.C3]+[PinSerp.I14]" office:value-type="float" office:value="0.000327" calcext:value-type="float">
            <text:p>0.00032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6]-[PinSerp.N14])" office:value-type="float" office:value="0.000256999999999952" calcext:value-type="float">
            <text:p>0.000257</text:p>
          </table:table-cell>
          <table:table-cell table:style-name="ce68" table:formula="of:=[PinSerp.C6]+[PinSerp.O14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79" calcext:value-type="float">
            <text:p>1.162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endf70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7" calcext:value-type="float">
            <text:p>1.184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9" calcext:value-type="float">
            <text:p>1.162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45" calcext:value-type="float">
            <text:p>1.18445</text:p>
          </table:table-cell>
          <table:table-cell table:style-name="ce17" office:value-type="float" office:value="0.00026" calcext:value-type="float">
            <text:p>0.00026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86" calcext:value-type="float">
            <text:p>1.16286</text:p>
          </table:table-cell>
          <table:table-cell table:style-name="ce20"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4]-[PinSerp.H22])" office:value-type="float" office:value="0.0011089999999998" calcext:value-type="float">
            <text:p>0.001109</text:p>
          </table:table-cell>
          <table:table-cell table:style-name="ce66" table:formula="of:=[PinSerp.C4]+[PinSerp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7]-[PinSerp.N22])" office:value-type="float" office:value="0.000861000000000001" calcext:value-type="float">
            <text:p>0.000861</text:p>
          </table:table-cell>
          <table:table-cell table:style-name="ce66" table:formula="of:=[PinSerp.C7]+[PinSerp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18" calcext:value-type="float">
            <text:p>1.18118</text:p>
          </table:table-cell>
          <table:table-cell office:value-type="float" office:value="0.00042" calcext:value-type="float">
            <text:p>0.0004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05" calcext:value-type="float">
            <text:p>1.1810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086" calcext:value-type="float">
            <text:p>0.77086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04" calcext:value-type="float">
            <text:p>1.18104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83" calcext:value-type="float">
            <text:p>0.77083</text:p>
          </table:table-cell>
          <table:table-cell table:style-name="ce3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Serp.O1:PinSerp.O1">
            <calcext:condition calcext:apply-style-name="Default" calcext:value="&gt;[$PinCellsM.$O$1]" calcext:base-cell-address="PinSerp.O1"/>
            <calcext:condition calcext:apply-style-name="Default" calcext:value="&lt;0" calcext:base-cell-address="PinSerp.O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2]-[Lattices.H6])" office:value-type="float" office:value="1.182733" calcext:value-type="float">
            <text:p>1.182733</text:p>
          </table:table-cell>
          <table:table-cell table:style-name="ce67" table:formula="of:=[Lattices.C2]+[Lattices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N6]-[Lattices.B7])" office:value-type="float" office:value="1.070441" calcext:value-type="float">
            <text:p>1.070441</text:p>
          </table:table-cell>
          <table:table-cell table:style-name="Default" table:formula="of:=[Lattices.C7]+[Lattices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T6]-[Lattices.B13])" office:value-type="float" office:value="1.020999" calcext:value-type="float">
            <text:p>1.020999</text:p>
          </table:table-cell>
          <table:table-cell table:style-name="Default" table:formula="of:=[Lattices.U6]+[Lattices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3" table:formula="of:=[Lattices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3]-[Lattices.H14])" office:value-type="float" office:value="0.00183" calcext:value-type="float">
            <text:p>0.00183</text:p>
          </table:table-cell>
          <table:table-cell table:style-name="ce70" table:formula="of:=[Lattices.C3]+[Lattices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8]-[Lattices.N14])" office:value-type="float" office:value="0.976903" calcext:value-type="float">
            <text:p>0.976903</text:p>
          </table:table-cell>
          <table:table-cell table:style-name="ce67" table:formula="of:=[Lattices.I3]+[Lattices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3]-[Lattices.T14])" office:value-type="float" office:value="0" calcext:value-type="float">
            <text:p>0</text:p>
          </table:table-cell>
          <table:table-cell table:style-name="ce67" table:formula="of:=[Lattices.O3]+[Lattices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6" table:formula="of:=[Lattices.A3]" office:value-type="string" office:string-value="2A_Dep" calcext:value-type="string">
            <text:p>2A_De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322" calcext:value-type="float">
            <text:p>1.18322</text:p>
          </table:table-cell>
          <table:table-cell table:style-name="ce17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4]-[Lattices.H22])" office:value-type="float" office:value="0.000207000000000068" calcext:value-type="float">
            <text:p>0.000207</text:p>
          </table:table-cell>
          <table:table-cell table:style-name="ce70" table:formula="of:=[Lattices.C4]+[Lattices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9]-[Lattices.N22])" office:value-type="float" office:value="0.849236" calcext:value-type="float">
            <text:p>0.849236</text:p>
          </table:table-cell>
          <table:table-cell table:style-name="ce67" table:formula="of:=[Lattices.I4]+[Lattices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4]-[Lattices.T22])" office:value-type="float" office:value="0" calcext:value-type="float">
            <text:p>0</text:p>
          </table:table-cell>
          <table:table-cell table:style-name="ce67" table:formula="of:=[Lattices.O4]+[Lattices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7" table:formula="of:=[Lattices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424" calcext:value-type="float">
            <text:p>1.18424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5]-[Lattices.H30])" office:value-type="float" office:value="0.00073600000000007" calcext:value-type="float">
            <text:p>0.000736</text:p>
          </table:table-cell>
          <table:table-cell table:style-name="ce66" table:formula="of:=[Lattices.C5]+[Lattices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0]-[Lattices.N30])" office:value-type="float" office:value="0.789746" calcext:value-type="float">
            <text:p>0.789746</text:p>
          </table:table-cell>
          <table:table-cell table:style-name="ce67" table:formula="of:=[Lattices.C10]+[Lattices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5]-[Lattices.T30])" office:value-type="float" office:value="0" calcext:value-type="float">
            <text:p>0</text:p>
          </table:table-cell>
          <table:table-cell table:style-name="ce67" table:formula="of:=[Lattices.O5]+[Lattices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517" calcext:value-type="float">
            <text:p>1.17517</text:p>
          </table:table-cell>
          <table:table-cell table:style-name="ce19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6]-[Lattices.H38])" office:value-type="float" office:value="0.000633000000000106" calcext:value-type="float">
            <text:p>0.000633</text:p>
          </table:table-cell>
          <table:table-cell table:style-name="ce66" table:formula="of:=[Lattices.C6]+[Lattices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1]-[Lattices.N38])" office:value-type="float" office:value="1.180561" calcext:value-type="float">
            <text:p>1.180561</text:p>
          </table:table-cell>
          <table:table-cell table:style-name="ce67" table:formula="of:=[Lattices.C11]+[Lattices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6]-[Lattices.T38])" office:value-type="float" office:value="0" calcext:value-type="float">
            <text:p>0</text:p>
          </table:table-cell>
          <table:table-cell table:style-name="ce67" table:formula="of:=[Lattices.O6]+[Lattices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77" calcext:value-type="float">
            <text:p>1.16677</text:p>
          </table:table-cell>
          <table:table-cell table:style-name="ce20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/>
          <table:table-cell table:style-name="ce67" table:number-columns-repeated="2"/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2]-[Lattices.N46])" office:value-type="float" office:value="0.976101" calcext:value-type="float">
            <text:p>0.976101</text:p>
          </table:table-cell>
          <table:table-cell table:style-name="ce67" table:formula="of:=[Lattices.I7]+[Lattices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7]-[Lattices.T46])" office:value-type="float" office:value="0" calcext:value-type="float">
            <text:p>0</text:p>
          </table:table-cell>
          <table:table-cell table:style-name="ce67" table:formula="of:=[Lattices.O7]+[Lattices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/>
          <table:table-cell table:style-name="ce29" table:number-columns-repeated="3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6T23:15:19.968405588</dc:date>
    <meta:editing-duration>P10DT21H37M12S</meta:editing-duration>
    <meta:editing-cycles>154</meta:editing-cycles>
    <meta:generator>LibreOffice/5.1.6.1.0$Linux_X86_64 LibreOffice_project/10$Build-1</meta:generator>
    <meta:document-statistic meta:table-count="5" meta:cell-count="1661" meta:object-count="0"/>
  </office:meta>
</office:document-meta>
</file>